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e23" officeooo:paragraph-rsid="0009fe23"/>
    </style:style>
    <style:style style:name="P2" style:family="paragraph" style:parent-style-name="Standard">
      <style:text-properties officeooo:rsid="000b42a3" officeooo:paragraph-rsid="000b42a3"/>
    </style:style>
    <style:style style:name="P3" style:family="paragraph" style:parent-style-name="Standard">
      <style:text-properties style:text-underline-style="solid" style:text-underline-width="auto" style:text-underline-color="font-color" officeooo:rsid="000b42a3" officeooo:paragraph-rsid="000b42a3"/>
    </style:style>
    <style:style style:name="P4" style:family="paragraph" style:parent-style-name="Standard" style:list-style-name="L1">
      <style:text-properties officeooo:rsid="000b42a3" officeooo:paragraph-rsid="000b42a3"/>
    </style:style>
    <style:style style:name="P5" style:family="paragraph" style:parent-style-name="Standard" style:list-style-name="L1">
      <style:text-properties officeooo:rsid="000c4856" officeooo:paragraph-rsid="000c4856"/>
    </style:style>
    <style:style style:name="T1" style:family="text">
      <style:text-properties officeooo:rsid="000c4856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 inicio se ingresaran los datos del pedido , se asignara un digito como identificador (id del pedido),despues de llenar todos los datos se ingresaran en la tabla de pedidos, según el tipo de pasteles se va a modificar la tabla del inventario con todos los ingredientes necesarios para realizar el pedido, una ves entregado el pedido y liquidado se ingresa en la tabla de ventas y se elimina de la tabla de pedidos.</text:p>
      <text:p text:style-name="P1"/>
      <text:p text:style-name="P1"/>
      <text:p text:style-name="P1">Los datos del cliente se guardan en una tabla aparte en la cual se llenan con los datos previamente ingresados en el pedido , ademas de buscar en la tabla ventas para saber el numero de pedidos que <text:s/>el cliente ha realizado.</text:p>
      <text:p text:style-name="P1"><text:s/></text:p>
      <text:p text:style-name="P1"/>
      <text:p text:style-name="P1"/>
      <text:p text:style-name="P2">Intefarces </text:p>
      <text:p text:style-name="P2"/>
      <text:list xml:id="list2500084974" text:style-name="L1">
        <text:list-item>
          <text:p text:style-name="P4">Realizar un pedido</text:p>
        </text:list-item>
        <text:list-item>
          <text:p text:style-name="P4">Revisar un pedido </text:p>
        </text:list-item>
        <text:list-item>
          <text:p text:style-name="P4">Ventas </text:p>
        </text:list-item>
        <text:list-item>
          <text:p text:style-name="P4">Gastos</text:p>
        </text:list-item>
        <text:list-item>
          <text:p text:style-name="P4">Inventario</text:p>
        </text:list-item>
        <text:list-item>
          <text:p text:style-name="P4">Ingresar Gastos </text:p>
        </text:list-item>
        <text:list-item>
          <text:p text:style-name="P5">Informacion del cliente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21:22:54.338095727</meta:creation-date>
    <dc:date>2023-04-14T21:33:48.654593930</dc:date>
    <meta:editing-duration>PT9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38" meta:character-count="757" meta:non-whitespace-character-count="629"/>
  </office:meta>
</office:document-meta>
</file>